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Arial Narrow" svg:font-family="Arial Narrow" style:font-family-generic="swiss" style:font-pitch="variable" svg:panose-1="2 11 6 6 2 2 2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 fo:margin-top="0.0548in" fo:margin-left="1.5638in" fo:margin-right="0.4736in" fo:text-indent="-1.0986in">
        <style:tab-stops/>
      </style:paragraph-properties>
    </style:style>
    <style:style style:name="T2" style:parent-style-name="DefaultParagraphFont" style:family="text">
      <style:text-properties style:font-name="Arial Narrow" style:text-scale="80%"/>
    </style:style>
    <style:style style:name="T3" style:parent-style-name="DefaultParagraphFont" style:family="text">
      <style:text-properties style:font-name="Arial Narrow" style:text-scale="80%" style:text-underline-type="none" style:text-underline-color="font-color"/>
    </style:style>
    <style:style style:name="T4" style:parent-style-name="DefaultParagraphFont" style:family="text">
      <style:text-properties style:font-name="Arial Narrow" style:text-scale="85%"/>
    </style:style>
    <style:style style:name="T5" style:parent-style-name="DefaultParagraphFont" style:family="text">
      <style:text-properties style:font-name="Arial Narrow" fo:letter-spacing="-0.0041in" style:text-scale="85%"/>
    </style:style>
    <style:style style:name="T6" style:parent-style-name="DefaultParagraphFont" style:family="text">
      <style:text-properties style:font-name="Arial Narrow" style:text-scale="85%"/>
    </style:style>
    <style:style style:name="T7" style:parent-style-name="DefaultParagraphFont" style:family="text">
      <style:text-properties style:font-name="Arial Narrow" fo:letter-spacing="-0.0041in" style:text-scale="85%"/>
    </style:style>
    <style:style style:name="T8" style:parent-style-name="DefaultParagraphFont" style:family="text">
      <style:text-properties style:font-name="Arial Narrow" style:text-scale="85%"/>
    </style:style>
    <style:style style:name="T9" style:parent-style-name="DefaultParagraphFont" style:family="text">
      <style:text-properties style:font-name="Arial Narrow" fo:letter-spacing="-0.0041in" style:text-scale="85%"/>
    </style:style>
    <style:style style:name="T10" style:parent-style-name="DefaultParagraphFont" style:family="text">
      <style:text-properties style:font-name="Arial Narrow" style:text-scale="85%"/>
    </style:style>
    <style:style style:name="T11" style:parent-style-name="DefaultParagraphFont" style:family="text">
      <style:text-properties style:font-name="Arial Narrow" fo:letter-spacing="-0.0041in" style:text-scale="85%"/>
    </style:style>
    <style:style style:name="T12" style:parent-style-name="DefaultParagraphFont" style:family="text">
      <style:text-properties style:font-name="Arial Narrow" style:text-scale="85%"/>
    </style:style>
    <style:style style:name="T13" style:parent-style-name="DefaultParagraphFont" style:family="text">
      <style:text-properties style:font-name="Arial Narrow" fo:letter-spacing="-0.0041in" style:text-scale="85%"/>
    </style:style>
    <style:style style:name="T14" style:parent-style-name="DefaultParagraphFont" style:family="text">
      <style:text-properties style:font-name="Arial Narrow" style:text-scale="85%"/>
    </style:style>
    <style:style style:name="P15" style:parent-style-name="BodyText" style:family="paragraph">
      <style:paragraph-properties fo:text-align="start" fo:margin-top="0in" fo:margin-left="0in" fo:margin-right="0in">
        <style:tab-stops/>
      </style:paragraph-properties>
      <style:text-properties style:font-name="Arial Narrow" fo:font-weight="bold" style:font-weight-asian="bold"/>
    </style:style>
    <style:style style:name="P16" style:parent-style-name="BodyText" style:family="paragraph">
      <style:paragraph-properties fo:text-align="start" fo:margin-top="0.0527in" fo:margin-left="0in" fo:margin-right="0in">
        <style:tab-stops/>
      </style:paragraph-properties>
      <style:text-properties style:font-name="Arial Narrow" fo:font-weight="bold" style:font-weight-asian="bold"/>
    </style:style>
    <style:style style:name="P17" style:parent-style-name="ListParagraph" style:family="paragraph">
      <style:paragraph-properties fo:margin-top="0in" fo:margin-left="0.4625in" fo:margin-right="0in" fo:text-indent="-0.393in">
        <style:tab-stops>
          <style:tab-stop style:type="left" style:position="0in"/>
          <style:tab-stop style:type="left" style:position="3.6062in"/>
        </style:tab-stops>
      </style:paragraph-properties>
    </style:style>
    <style:style style:name="T18" style:parent-style-name="DefaultParagraphFont" style:family="text">
      <style:text-properties style:font-name="Arial Narrow" fo:font-weight="bold" style:font-weight-asian="bold" style:text-scale="80%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Arial Narrow" fo:font-weight="bold" style:font-weight-asian="bold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Arial Narrow" fo:font-weight="bold" style:font-weight-asian="bold" style:text-scale="80%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Arial Narrow" fo:font-weight="bold" style:font-weight-asian="bold" fo:letter-spacing="0.002in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Arial Narrow" fo:font-weight="bold" style:font-weight-asian="bold" style:text-scale="80%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Arial Narrow" fo:font-weight="bold" style:font-weight-asian="bold" fo:letter-spacing="0.002in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Arial Narrow" fo:font-weight="bold" style:font-weight-asian="bold" style:text-scale="80%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Arial Narrow" fo:font-weight="bold" style:font-weight-asian="bold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Arial Narrow" fo:font-weight="bold" style:font-weight-asian="bold" fo:letter-spacing="-0.0013in" style:text-scale="80%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Arial Narrow" fo:letter-spacing="-0.0013in" style:text-scale="80%" fo:font-size="14pt" style:font-size-asian="14pt" style:font-size-complex="14pt"/>
    </style:style>
    <style:style style:name="T28" style:parent-style-name="DefaultParagraphFont" style:family="text">
      <style:text-properties style:font-name="Arial Narrow" fo:font-size="14pt" style:font-size-asian="14pt" style:font-size-complex="14pt"/>
    </style:style>
    <style:style style:name="T29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P30" style:parent-style-name="Normal" style:family="paragraph">
      <style:paragraph-properties fo:margin-top="0.1381in" fo:margin-left="0.4375in">
        <style:tab-stops>
          <style:tab-stop style:type="left" style:position="0.6305in"/>
        </style:tab-stops>
      </style:paragraph-properties>
    </style:style>
    <style:style style:name="T31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2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3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5" style:parent-style-name="DefaultParagraphFont" style:family="text">
      <style:text-properties style:font-name="Arial Narrow" fo:letter-spacing="0.0555in" fo:font-size="14pt" style:font-size-asian="14pt" style:font-size-complex="14pt"/>
    </style:style>
    <style:style style:name="T36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7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8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9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40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41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42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43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44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45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46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47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48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49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50" style:parent-style-name="DefaultParagraphFont" style:family="text">
      <style:text-properties style:font-name="Arial Narrow" fo:color="#212121" fo:letter-spacing="-0.0027in" style:text-scale="85%" fo:font-size="14pt" style:font-size-asian="14pt" style:font-size-complex="14pt"/>
    </style:style>
    <style:style style:name="T51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P52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53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5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7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Arial Narrow" fo:font-weight="bold" style:font-weight-asian="bold" fo:letter-spacing="0.0277in" fo:font-size="14pt" style:font-size-asian="14pt" style:font-size-complex="14pt"/>
    </style:style>
    <style:style style:name="T5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60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61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2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P63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6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65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6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6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68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Arial Narrow" fo:font-weight="bold" style:font-weight-asian="bold" fo:letter-spacing="-0.008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Arial Narrow" fo:font-weight="bold" style:font-weight-asian="bold" fo:letter-spacing="-0.008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74" style:parent-style-name="DefaultParagraphFont" style:family="text">
      <style:text-properties style:font-name="Arial Narrow" fo:letter-spacing="0.018in" fo:font-size="14pt" style:font-size-asian="14pt" style:font-size-complex="14pt"/>
    </style:style>
    <style:style style:name="T75" style:parent-style-name="DefaultParagraphFont" style:family="text">
      <style:text-properties style:font-name="Arial Narrow" fo:letter-spacing="0.018in" fo:font-size="14pt" style:font-size-asian="14pt" style:font-size-complex="14pt"/>
    </style:style>
    <style:style style:name="T7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77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78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79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80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81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82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83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8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85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8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87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8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89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9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91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9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93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9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95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9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9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9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99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10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101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10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103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10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105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10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P107" style:parent-style-name="Normal" style:family="paragraph">
      <style:paragraph-properties fo:margin-top="0.2222in" fo:margin-left="0.4625in">
        <style:tab-stops>
          <style:tab-stop style:type="left" style:position="0.6055in"/>
        </style:tab-stops>
      </style:paragraph-properties>
    </style:style>
    <style:style style:name="T108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09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10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11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12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Arial Narrow" fo:font-weight="bold" style:font-weight-asian="bold" fo:letter-spacing="-0.0069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16" style:parent-style-name="DefaultParagraphFont" style:family="text">
      <style:text-properties style:font-name="Arial Narrow" fo:letter-spacing="0.0277in" fo:font-size="14pt" style:font-size-asian="14pt" style:font-size-complex="14pt"/>
    </style:style>
    <style:style style:name="T11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18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1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2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2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22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2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24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2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26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2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2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129" style:parent-style-name="DefaultParagraphFont" style:family="text">
      <style:text-properties style:font-name="Arial Narrow" fo:letter-spacing="-0.0013in" style:text-scale="85%" fo:font-size="14pt" style:font-size-asian="14pt" style:font-size-complex="14pt"/>
    </style:style>
    <style:style style:name="P130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131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32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33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3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35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="Arial Narrow" fo:font-weight="bold" style:font-weight-asian="bold" fo:letter-spacing="-0.008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39" style:parent-style-name="DefaultParagraphFont" style:family="text">
      <style:text-properties style:font-name="Arial Narrow" fo:letter-spacing="0.0277in" fo:font-size="14pt" style:font-size-asian="14pt" style:font-size-complex="14pt"/>
    </style:style>
    <style:style style:name="T140" style:parent-style-name="DefaultParagraphFont" style:family="text">
      <style:text-properties style:font-name="Arial Narrow" fo:letter-spacing="0.0277in" fo:font-size="14pt" style:font-size-asian="14pt" style:font-size-complex="14pt"/>
    </style:style>
    <style:style style:name="T14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42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14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44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14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46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14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48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14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50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15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52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15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5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P155" style:parent-style-name="Normal" style:family="paragraph">
      <style:paragraph-properties fo:margin-top="0.2222in" fo:margin-left="0.4625in">
        <style:tab-stops>
          <style:tab-stop style:type="left" style:position="0.6055in"/>
        </style:tab-stops>
      </style:paragraph-properties>
    </style:style>
    <style:style style:name="T15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5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58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59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160" style:parent-style-name="DefaultParagraphFont" style:family="text">
      <style:text-properties style:font-name="Arial Narrow" fo:font-weight="bold" style:font-weight-asian="bold" fo:letter-spacing="-0.001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="Arial Narrow" fo:font-weight="bold" style:font-weight-asian="bold" fo:letter-spacing="-0.0069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style:font-name="Arial Narrow" fo:font-weight="bold" style:font-weight-asian="bold" fo:letter-spacing="-0.001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Arial Narrow" fo:font-weight="bold" style:font-weight-asian="bold" fo:letter-spacing="-0.0069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Arial Narrow" fo:font-weight="bold" style:font-weight-asian="bold" fo:letter-spacing="-0.001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66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67" style:parent-style-name="DefaultParagraphFont" style:family="text">
      <style:text-properties style:font-name="Arial Narrow" fo:letter-spacing="0.0395in" fo:font-size="14pt" style:font-size-asian="14pt" style:font-size-complex="14pt"/>
    </style:style>
    <style:style style:name="T168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69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70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71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172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73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74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75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76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77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178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17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8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8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82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8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84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8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86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8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88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8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9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9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92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9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94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9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96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9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198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19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0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20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02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0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04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20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06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0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08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20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10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1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12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21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14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1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16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21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18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1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20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22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22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2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24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P225" style:parent-style-name="Normal" style:family="paragraph">
      <style:paragraph-properties fo:margin-top="0.2222in" fo:margin-left="0.4625in">
        <style:tab-stops>
          <style:tab-stop style:type="left" style:position="0.6055in"/>
        </style:tab-stops>
      </style:paragraph-properties>
    </style:style>
    <style:style style:name="T22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2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28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29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30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232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235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38" style:parent-style-name="DefaultParagraphFont" style:family="text">
      <style:text-properties style:font-name="Arial Narrow" fo:font-size="14pt" style:font-size-asian="14pt" style:font-size-complex="14pt"/>
    </style:style>
    <style:style style:name="T23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40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4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42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24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4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4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4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4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4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4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5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5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5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5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5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5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5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5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5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5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6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6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6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6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6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6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6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6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6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6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7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7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7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7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7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7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7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7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7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27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28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P281" style:parent-style-name="Heading1" style:family="paragraph">
      <style:paragraph-properties fo:margin-top="0.2215in" fo:margin-left="0.4625in" fo:text-indent="-0.393in">
        <style:tab-stops>
          <style:tab-stop style:type="left" style:position="0in"/>
        </style:tab-stops>
      </style:paragraph-properties>
    </style:style>
    <style:style style:name="T282" style:parent-style-name="DefaultParagraphFont" style:family="text">
      <style:text-properties style:font-name="Arial Narrow" style:text-scale="80%"/>
    </style:style>
    <style:style style:name="T283" style:parent-style-name="DefaultParagraphFont" style:family="text">
      <style:text-properties style:font-name="Arial Narrow" fo:letter-spacing="-0.002in"/>
    </style:style>
    <style:style style:name="T284" style:parent-style-name="DefaultParagraphFont" style:family="text">
      <style:text-properties style:font-name="Arial Narrow" style:text-scale="80%"/>
    </style:style>
    <style:style style:name="T285" style:parent-style-name="DefaultParagraphFont" style:family="text">
      <style:text-properties style:font-name="Arial Narrow" fo:letter-spacing="-0.002in"/>
    </style:style>
    <style:style style:name="T286" style:parent-style-name="DefaultParagraphFont" style:family="text">
      <style:text-properties style:font-name="Arial Narrow" style:text-scale="80%"/>
    </style:style>
    <style:style style:name="T287" style:parent-style-name="DefaultParagraphFont" style:family="text">
      <style:text-properties style:font-name="Arial Narrow" fo:letter-spacing="-0.002in"/>
    </style:style>
    <style:style style:name="T288" style:parent-style-name="DefaultParagraphFont" style:family="text">
      <style:text-properties style:font-name="Arial Narrow" style:text-scale="80%"/>
    </style:style>
    <style:style style:name="T289" style:parent-style-name="DefaultParagraphFont" style:family="text">
      <style:text-properties style:font-name="Arial Narrow" fo:letter-spacing="-0.0013in"/>
    </style:style>
    <style:style style:name="T290" style:parent-style-name="DefaultParagraphFont" style:family="text">
      <style:text-properties style:font-name="Arial Narrow" fo:letter-spacing="-0.0013in" style:text-scale="80%"/>
    </style:style>
    <style:style style:name="T291" style:parent-style-name="DefaultParagraphFont" style:family="text">
      <style:text-properties style:font-name="Arial Narrow" fo:font-weight="normal" style:font-weight-asian="normal" fo:letter-spacing="-0.0013in" style:text-scale="80%" style:text-underline-type="none" style:text-underline-color="font-color"/>
    </style:style>
    <style:style style:name="P292" style:parent-style-name="Normal" style:master-page-name="MP1" style:family="paragraph">
      <style:paragraph-properties fo:break-before="page" fo:margin-top="0.2222in" fo:margin-left="0.4625in">
        <style:tab-stops>
          <style:tab-stop style:type="left" style:position="0.6055in"/>
        </style:tab-stops>
      </style:paragraph-properties>
    </style:style>
    <style:style style:name="T293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9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295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9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298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299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00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01" style:parent-style-name="DefaultParagraphFont" style:family="text">
      <style:text-properties style:font-name="Arial Narrow" fo:color="#212121" style:text-scale="80%" fo:font-size="14pt" style:font-size-asian="14pt" style:font-size-complex="14pt"/>
    </style:style>
    <style:style style:name="T302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P303" style:parent-style-name="Normal" style:family="paragraph">
      <style:paragraph-properties fo:margin-top="0.2201in" fo:margin-left="0.4625in">
        <style:tab-stops>
          <style:tab-stop style:type="left" style:position="0.6055in"/>
        </style:tab-stops>
      </style:paragraph-properties>
    </style:style>
    <style:style style:name="T30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05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0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0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08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09" style:parent-style-name="DefaultParagraphFont" style:family="text">
      <style:text-properties style:font-name="Arial Narrow" fo:font-weight="bold" style:font-weight-asian="bold" fo:letter-spacing="-0.008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0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1" style:parent-style-name="DefaultParagraphFont" style:family="text">
      <style:text-properties style:font-name="Arial Narrow" fo:font-weight="bold" style:font-weight-asian="bold" fo:letter-spacing="-0.008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2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style:font-name="Arial Narrow" fo:font-weight="bold" style:font-weight-asian="bold" fo:letter-spacing="-0.0076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4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16" style:parent-style-name="DefaultParagraphFont" style:family="text">
      <style:text-properties style:font-name="Arial Narrow" fo:letter-spacing="0.0312in" fo:font-size="14pt" style:font-size-asian="14pt" style:font-size-complex="14pt"/>
    </style:style>
    <style:style style:name="T317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18" style:parent-style-name="DefaultParagraphFont" style:family="text">
      <style:text-properties style:font-name="Arial Narrow" fo:color="#212121" fo:letter-spacing="-0.0076in" style:text-scale="90%" fo:font-size="14pt" style:font-size-asian="14pt" style:font-size-complex="14pt"/>
    </style:style>
    <style:style style:name="T319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20" style:parent-style-name="DefaultParagraphFont" style:family="text">
      <style:text-properties style:font-name="Arial Narrow" fo:color="#212121" fo:letter-spacing="-0.0083in" style:text-scale="90%" fo:font-size="14pt" style:font-size-asian="14pt" style:font-size-complex="14pt"/>
    </style:style>
    <style:style style:name="T321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22" style:parent-style-name="DefaultParagraphFont" style:family="text">
      <style:text-properties style:font-name="Arial Narrow" fo:color="#212121" fo:letter-spacing="-0.0076in" style:text-scale="90%" fo:font-size="14pt" style:font-size-asian="14pt" style:font-size-complex="14pt"/>
    </style:style>
    <style:style style:name="T323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24" style:parent-style-name="DefaultParagraphFont" style:family="text">
      <style:text-properties style:font-name="Arial Narrow" fo:color="#212121" fo:letter-spacing="-0.0083in" style:text-scale="90%" fo:font-size="14pt" style:font-size-asian="14pt" style:font-size-complex="14pt"/>
    </style:style>
    <style:style style:name="T325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26" style:parent-style-name="DefaultParagraphFont" style:family="text">
      <style:text-properties style:font-name="Arial Narrow" fo:color="#212121" fo:letter-spacing="-0.0083in" style:text-scale="90%" fo:font-size="14pt" style:font-size-asian="14pt" style:font-size-complex="14pt"/>
    </style:style>
    <style:style style:name="T327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28" style:parent-style-name="DefaultParagraphFont" style:family="text">
      <style:text-properties style:font-name="Arial Narrow" fo:color="#212121" fo:letter-spacing="-0.0076in" style:text-scale="90%" fo:font-size="14pt" style:font-size-asian="14pt" style:font-size-complex="14pt"/>
    </style:style>
    <style:style style:name="T329" style:parent-style-name="DefaultParagraphFont" style:family="text">
      <style:text-properties style:font-name="Arial Narrow" fo:color="#212121" style:text-scale="90%" fo:font-size="14pt" style:font-size-asian="14pt" style:font-size-complex="14pt"/>
    </style:style>
    <style:style style:name="T330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31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32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33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34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35" style:parent-style-name="DefaultParagraphFont" style:family="text">
      <style:text-properties style:font-name="Arial Narrow" fo:color="#212121" fo:letter-spacing="-0.0048in" style:text-scale="85%" fo:font-size="14pt" style:font-size-asian="14pt" style:font-size-complex="14pt"/>
    </style:style>
    <style:style style:name="T336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37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38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39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40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41" style:parent-style-name="DefaultParagraphFont" style:family="text">
      <style:text-properties style:font-name="Arial Narrow" fo:color="#212121" fo:letter-spacing="-0.0048in" style:text-scale="85%" fo:font-size="14pt" style:font-size-asian="14pt" style:font-size-complex="14pt"/>
    </style:style>
    <style:style style:name="T342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43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44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45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46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47" style:parent-style-name="DefaultParagraphFont" style:family="text">
      <style:text-properties style:font-name="Arial Narrow" fo:color="#212121" fo:letter-spacing="-0.0048in" style:text-scale="85%" fo:font-size="14pt" style:font-size-asian="14pt" style:font-size-complex="14pt"/>
    </style:style>
    <style:style style:name="T348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49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50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51" style:parent-style-name="DefaultParagraphFont" style:family="text">
      <style:text-properties style:font-name="Arial Narrow" fo:color="#212121" fo:letter-spacing="-0.0055in" style:text-scale="85%" fo:font-size="14pt" style:font-size-asian="14pt" style:font-size-complex="14pt"/>
    </style:style>
    <style:style style:name="T352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53" style:parent-style-name="DefaultParagraphFont" style:family="text">
      <style:text-properties style:font-name="Arial Narrow" fo:color="#212121" fo:letter-spacing="-0.0048in" style:text-scale="85%" fo:font-size="14pt" style:font-size-asian="14pt" style:font-size-complex="14pt"/>
    </style:style>
    <style:style style:name="T354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T355" style:parent-style-name="DefaultParagraphFont" style:family="text">
      <style:text-properties style:font-name="Arial Narrow" fo:color="#212121" fo:letter-spacing="-0.0013in" style:text-scale="90%" fo:font-size="14pt" style:font-size-asian="14pt" style:font-size-complex="14pt"/>
    </style:style>
    <style:style style:name="T356" style:parent-style-name="DefaultParagraphFont" style:family="text">
      <style:text-properties style:font-name="Arial Narrow" fo:color="#212121" style:text-scale="85%" fo:font-size="14pt" style:font-size-asian="14pt" style:font-size-complex="14pt"/>
    </style:style>
    <style:style style:name="P357" style:parent-style-name="ListParagraph" style:family="paragraph">
      <style:paragraph-properties fo:margin-top="0in">
        <style:tab-stops>
          <style:tab-stop style:type="left" style:position="0.6055in"/>
        </style:tab-stops>
      </style:paragraph-properties>
      <style:text-properties style:font-name="Arial Narrow" fo:font-size="14pt" style:font-size-asian="14pt" style:font-size-complex="14pt"/>
    </style:style>
    <style:style style:name="P358" style:parent-style-name="Normal" style:family="paragraph">
      <style:paragraph-properties fo:margin-left="0.4625in">
        <style:tab-stops>
          <style:tab-stop style:type="left" style:position="0.6055in"/>
        </style:tab-stops>
      </style:paragraph-properties>
    </style:style>
    <style:style style:name="T359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60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61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62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363" style:parent-style-name="DefaultParagraphFont" style:family="text">
      <style:text-properties style:font-name="Arial Narrow" fo:font-weight="bold" style:font-weight-asian="bold" fo:letter-spacing="-0.001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64" style:parent-style-name="DefaultParagraphFont" style:family="text">
      <style:text-properties style:font-name="Arial Narrow" fo:font-weight="bold" style:font-weight-asian="bold" fo:letter-spacing="-0.0069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65" style:parent-style-name="DefaultParagraphFont" style:family="text">
      <style:text-properties style:font-name="Arial Narrow" fo:font-weight="bold" style:font-weight-asian="bold" fo:letter-spacing="-0.0013in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67" style:parent-style-name="DefaultParagraphFont" style:family="text">
      <style:text-properties style:font-name="Arial Narrow" fo:letter-spacing="0.0375in" fo:font-size="14pt" style:font-size-asian="14pt" style:font-size-complex="14pt"/>
    </style:style>
    <style:style style:name="T368" style:parent-style-name="DefaultParagraphFont" style:family="text">
      <style:text-properties style:font-name="Arial Narrow" fo:letter-spacing="0.0375in" fo:font-size="14pt" style:font-size-asian="14pt" style:font-size-complex="14pt"/>
    </style:style>
    <style:style style:name="T369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7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371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72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73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74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375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76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377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78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79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80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381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82" style:parent-style-name="DefaultParagraphFont" style:family="text">
      <style:text-properties style:font-name="Arial Narrow" fo:letter-spacing="-0.0069in" style:text-scale="90%" fo:font-size="14pt" style:font-size-asian="14pt" style:font-size-complex="14pt"/>
    </style:style>
    <style:style style:name="T383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38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85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8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87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88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89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90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91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92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93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9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95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9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97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398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399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400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01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402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03" style:parent-style-name="DefaultParagraphFont" style:family="text">
      <style:text-properties style:font-name="Arial Narrow" fo:letter-spacing="-0.0062in" style:text-scale="90%" fo:font-size="14pt" style:font-size-asian="14pt" style:font-size-complex="14pt"/>
    </style:style>
    <style:style style:name="T40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05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06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07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08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09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10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11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12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13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14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415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16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17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18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19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20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21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22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23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24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425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26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27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28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429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30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31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32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33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34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35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36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37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38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39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40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41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42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43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P444" style:parent-style-name="Normal" style:family="paragraph">
      <style:paragraph-properties fo:margin-top="0.2201in" fo:margin-left="0.4625in">
        <style:tab-stops>
          <style:tab-stop style:type="left" style:position="0.6055in"/>
        </style:tab-stops>
      </style:paragraph-properties>
    </style:style>
    <style:style style:name="T445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4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4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48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49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450" style:parent-style-name="DefaultParagraphFont" style:family="text">
      <style:text-properties style:font-name="Arial Narrow" fo:letter-spacing="-0.0013in" style:text-scale="90%" fo:font-size="14pt" style:font-size-asian="14pt" style:font-size-complex="14pt"/>
    </style:style>
    <style:style style:name="T451" style:parent-style-name="DefaultParagraphFont" style:family="text">
      <style:text-properties style:font-name="Arial Narrow" fo:letter-spacing="0.0375in" fo:font-size="14pt" style:font-size-asian="14pt" style:font-size-complex="14pt"/>
    </style:style>
    <style:style style:name="T452" style:parent-style-name="DefaultParagraphFont" style:family="text">
      <style:text-properties style:font-name="Arial Narrow" fo:letter-spacing="0.0375in" fo:font-size="14pt" style:font-size-asian="14pt" style:font-size-complex="14pt"/>
    </style:style>
    <style:style style:name="T453" style:parent-style-name="DefaultParagraphFont" style:family="text">
      <style:text-properties style:font-name="Arial Narrow" fo:letter-spacing="0.0145in" fo:font-size="14pt" style:font-size-asian="14pt" style:font-size-complex="14pt"/>
    </style:style>
    <style:style style:name="T45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55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45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57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458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59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460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61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462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63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464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65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46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67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6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69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7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71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7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73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7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75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7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77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7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79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8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81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8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83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8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85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8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87" style:parent-style-name="DefaultParagraphFont" style:family="text">
      <style:text-properties style:font-name="Arial Narrow" fo:letter-spacing="-0.002in" style:text-scale="85%" fo:font-size="14pt" style:font-size-asian="14pt" style:font-size-complex="14pt"/>
    </style:style>
    <style:style style:name="T48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489" style:parent-style-name="DefaultParagraphFont" style:family="text">
      <style:text-properties style:font-name="Arial Narrow" fo:letter-spacing="-0.0013in" style:text-scale="85%" fo:font-size="14pt" style:font-size-asian="14pt" style:font-size-complex="14pt"/>
    </style:style>
    <style:style style:name="P490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491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92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93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94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495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496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497" style:parent-style-name="DefaultParagraphFont" style:family="text">
      <style:text-properties style:font-name="Arial Narrow" fo:letter-spacing="0.0277in" fo:font-size="14pt" style:font-size-asian="14pt" style:font-size-complex="14pt"/>
    </style:style>
    <style:style style:name="T498" style:parent-style-name="DefaultParagraphFont" style:family="text">
      <style:text-properties style:font-name="Arial Narrow" fo:letter-spacing="0.0277in" fo:font-size="14pt" style:font-size-asian="14pt" style:font-size-complex="14pt"/>
    </style:style>
    <style:style style:name="T49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0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0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02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0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04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0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06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0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08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0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10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1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12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13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14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15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16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1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18" style:parent-style-name="DefaultParagraphFont" style:family="text">
      <style:text-properties style:font-name="Arial Narrow" fo:letter-spacing="-0.0076in" style:text-scale="90%" fo:font-size="14pt" style:font-size-asian="14pt" style:font-size-complex="14pt"/>
    </style:style>
    <style:style style:name="T51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2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21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2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23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2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25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2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27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2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2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3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31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3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33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3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35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3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37" style:parent-style-name="DefaultParagraphFont" style:family="text">
      <style:text-properties style:font-name="Arial Narrow" fo:letter-spacing="-0.0055in" style:text-scale="85%" fo:font-size="14pt" style:font-size-asian="14pt" style:font-size-complex="14pt"/>
    </style:style>
    <style:style style:name="T53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3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4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41" style:parent-style-name="DefaultParagraphFont" style:family="text">
      <style:text-properties style:font-name="Arial Narrow" fo:letter-spacing="-0.0013in" style:text-scale="85%" fo:font-size="14pt" style:font-size-asian="14pt" style:font-size-complex="14pt"/>
    </style:style>
    <style:style style:name="T542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43" style:parent-style-name="DefaultParagraphFont" style:family="text">
      <style:text-properties style:font-name="Arial Narrow" fo:font-size="14pt" style:font-size-asian="14pt" style:font-size-complex="14pt"/>
    </style:style>
    <style:style style:name="T544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45" style:parent-style-name="DefaultParagraphFont" style:family="text">
      <style:text-properties style:font-name="Arial Narrow" fo:font-size="14pt" style:font-size-asian="14pt" style:font-size-complex="14pt"/>
    </style:style>
    <style:style style:name="T546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47" style:parent-style-name="DefaultParagraphFont" style:family="text">
      <style:text-properties style:font-name="Arial Narrow" fo:font-size="14pt" style:font-size-asian="14pt" style:font-size-complex="14pt"/>
    </style:style>
    <style:style style:name="T548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49" style:parent-style-name="DefaultParagraphFont" style:family="text">
      <style:text-properties style:font-name="Arial Narrow" fo:font-size="14pt" style:font-size-asian="14pt" style:font-size-complex="14pt"/>
    </style:style>
    <style:style style:name="T550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51" style:parent-style-name="DefaultParagraphFont" style:family="text">
      <style:text-properties style:font-name="Arial Narrow" fo:font-size="14pt" style:font-size-asian="14pt" style:font-size-complex="14pt"/>
    </style:style>
    <style:style style:name="T552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53" style:parent-style-name="DefaultParagraphFont" style:family="text">
      <style:text-properties style:font-name="Arial Narrow" fo:font-size="14pt" style:font-size-asian="14pt" style:font-size-complex="14pt"/>
    </style:style>
    <style:style style:name="T554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55" style:parent-style-name="DefaultParagraphFont" style:family="text">
      <style:text-properties style:font-name="Arial Narrow" fo:font-size="14pt" style:font-size-asian="14pt" style:font-size-complex="14pt"/>
    </style:style>
    <style:style style:name="T556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57" style:parent-style-name="DefaultParagraphFont" style:family="text">
      <style:text-properties style:font-name="Arial Narrow" fo:font-size="14pt" style:font-size-asian="14pt" style:font-size-complex="14pt"/>
    </style:style>
    <style:style style:name="T558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59" style:parent-style-name="DefaultParagraphFont" style:family="text">
      <style:text-properties style:font-name="Arial Narrow" fo:font-size="14pt" style:font-size-asian="14pt" style:font-size-complex="14pt"/>
    </style:style>
    <style:style style:name="T560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61" style:parent-style-name="DefaultParagraphFont" style:family="text">
      <style:text-properties style:font-name="Arial Narrow" fo:font-size="14pt" style:font-size-asian="14pt" style:font-size-complex="14pt"/>
    </style:style>
    <style:style style:name="T562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T563" style:parent-style-name="DefaultParagraphFont" style:family="text">
      <style:text-properties style:font-name="Arial Narrow" fo:font-size="14pt" style:font-size-asian="14pt" style:font-size-complex="14pt"/>
    </style:style>
    <style:style style:name="T564" style:parent-style-name="DefaultParagraphFont" style:family="text">
      <style:text-properties style:font-name="Arial Narrow" style:text-scale="80%" fo:font-size="14pt" style:font-size-asian="14pt" style:font-size-complex="14pt"/>
    </style:style>
    <style:style style:name="P565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566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67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68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69" style:parent-style-name="DefaultParagraphFont" style:family="text">
      <style:text-properties style:font-name="Arial Narrow" style:font-weight-complex="bold" style:text-scale="90%" fo:font-size="14pt" style:font-size-asian="14pt" style:font-size-complex="14pt"/>
    </style:style>
    <style:style style:name="T570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571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572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573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574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575" style:parent-style-name="DefaultParagraphFont" style:family="text">
      <style:text-properties style:font-name="Arial Narrow" fo:font-weight="bold" style:font-weight-asian="bold" fo:letter-spacing="0.0555in" fo:font-size="14pt" style:font-size-asian="14pt" style:font-size-complex="14pt" style:text-underline-type="single" style:text-underline-style="solid" style:text-underline-width="auto" style:text-underline-mode="continuous"/>
    </style:style>
    <style:style style:name="T576" style:parent-style-name="DefaultParagraphFont" style:family="text">
      <style:text-properties style:font-name="Arial Narrow" fo:font-weight="bold" style:font-weight-asian="bold" style:text-scale="90%" fo:font-size="14pt" style:font-size-asian="14pt" style:font-size-complex="14pt" style:text-underline-type="single" style:text-underline-style="solid" style:text-underline-width="auto" style:text-underline-mode="continuous"/>
    </style:style>
    <style:style style:name="T577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78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579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80" style:parent-style-name="DefaultParagraphFont" style:family="text">
      <style:text-properties style:font-name="Arial Narrow" fo:letter-spacing="-0.0083in" style:text-scale="90%" fo:font-size="14pt" style:font-size-asian="14pt" style:font-size-complex="14pt"/>
    </style:style>
    <style:style style:name="T581" style:parent-style-name="DefaultParagraphFont" style:family="text">
      <style:text-properties style:font-name="Arial Narrow" style:text-scale="90%" fo:font-size="14pt" style:font-size-asian="14pt" style:font-size-complex="14pt"/>
    </style:style>
    <style:style style:name="T58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8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8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8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8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8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8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8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9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9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9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9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9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9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9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9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59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59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0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0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0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0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0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0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0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0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0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09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10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11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12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13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14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15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16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T617" style:parent-style-name="DefaultParagraphFont" style:family="text">
      <style:text-properties style:font-name="Arial Narrow" fo:letter-spacing="-0.0048in" style:text-scale="85%" fo:font-size="14pt" style:font-size-asian="14pt" style:font-size-complex="14pt"/>
    </style:style>
    <style:style style:name="T618" style:parent-style-name="DefaultParagraphFont" style:family="text">
      <style:text-properties style:font-name="Arial Narrow" style:text-scale="85%" fo:font-size="14pt" style:font-size-asian="14pt" style:font-size-complex="14pt"/>
    </style:style>
    <style:style style:name="P619" style:parent-style-name="Normal" style:family="paragraph">
      <style:paragraph-properties fo:margin-top="0.2208in" fo:margin-left="0.4625in">
        <style:tab-stops>
          <style:tab-stop style:type="left" style:position="0.6055in"/>
        </style:tab-stops>
      </style:paragraph-properties>
    </style:style>
    <style:style style:name="T620" style:parent-style-name="DefaultParagraphFont" style:family="text">
      <style:text-properties style:font-name="Arial Narrow" fo:color="#FFFFFF" fo:font-size="14pt" style:font-size-asian="14pt" style:font-size-complex="14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FACILITIES EXTENDED UNDER NATIONAL HEALTH MISSION TO DEFENCE</text:span><text:span text:style-name="T3"><text:s/></text:span><text:span text:style-name="T4">SERVICES</text:span><text:span text:style-name="T5"><text:s/></text:span><text:span text:style-name="T6">AND</text:span><text:span text:style-name="T7"><text:s text:c="8"/></text:span><text:span text:style-name="T8">PROCEDURE</text:span><text:span text:style-name="T9"><text:s/></text:span><text:span text:style-name="T10">TO</text:span><text:span text:style-name="T11"><text:s/></text:span><text:span text:style-name="T12">AVAIL</text:span><text:span text:style-name="T13"><text:s/></text:span><text:span text:style-name="T14">THEM</text:span></text:h>
      <text:p text:style-name="P15"/>
      <text:p text:style-name="P16"/>
      <text:list text:style-name="LFO1" text:continue-numbering="true">
        <text:list-item>
          <text:p text:style-name="P17"><text:span text:style-name="T18">Enhanced</text:span><text:span text:style-name="T19"><text:s/></text:span><text:span text:style-name="T20">Facilities</text:span><text:span text:style-name="T21"><text:s/></text:span><text:span text:style-name="T22">for</text:span><text:span text:style-name="T23"><text:s/></text:span><text:span text:style-name="T24">Defence</text:span><text:span text:style-name="T25"><text:s/></text:span><text:span text:style-name="T26">Personnel</text:span><text:span text:style-name="T27">.</text:span><text:span text:style-name="T28"><text:tab/></text:span><text:span text:style-name="T29">.</text:span></text:p>
        </text:list-item>
      </text:list>
      <text:p text:style-name="P30"><text:span text:style-name="T31">(a)</text:span><text:span text:style-name="T32"><text:tab/></text:span><text:span text:style-name="T33">Comprehensive Health Coverage</text:span><text:span text:style-name="T34">.</text:span><text:span text:style-name="T35"><text:s text:c="3"/></text:span><text:span text:style-name="T36">Defence personnel and their<text:s/></text:span><text:span text:style-name="T37">families are afforded access to a broad spectrum of essential healthcare services,<text:s/></text:span><text:span text:style-name="T38">encompassing hospitalization, outpatient care, and preventive health services<text:s/></text:span><text:span text:style-name="T39">facilitated</text:span><text:span text:style-name="T40"><text:s/></text:span><text:span text:style-name="T41">by</text:span><text:span text:style-name="T42"><text:s/></text:span><text:span text:style-name="T43">the</text:span><text:span text:style-name="T44"><text:s/></text:span><text:span text:style-name="T45">National</text:span><text:span text:style-name="T46"><text:s/></text:span><text:span text:style-name="T47">Health</text:span><text:span text:style-name="T48"><text:s/></text:span><text:span text:style-name="T49">Mission</text:span><text:span text:style-name="T50"><text:s/></text:span><text:span text:style-name="T51">(NHM).</text:span></text:p>
      <text:p text:style-name="P52"><text:span text:style-name="T53">(</text:span><text:span text:style-name="T54">b</text:span><text:span text:style-name="T55">)</text:span><text:span text:style-name="T56"><text:tab/></text:span><text:span text:style-name="T57">Mental Health Support.</text:span><text:span text:style-name="T58"><text:s text:c="3"/></text:span><text:span text:style-name="T59">Specialized mental health programs are<text:s/></text:span><text:span text:style-name="T60">meticulously designed to provide counseling and psychological support, tailored to the<text:s/></text:span><text:span text:style-name="T61">unique needs and circumstances of defence personnel and their families</text:span><text:span text:style-name="T62">.</text:span></text:p>
      <text:p text:style-name="P63"><text:span text:style-name="T64">(</text:span><text:span text:style-name="T65">c</text:span><text:span text:style-name="T66">)</text:span><text:span text:style-name="T67"><text:tab/></text:span><text:span text:style-name="T68">Preventive</text:span><text:span text:style-name="T69"><text:s/></text:span><text:span text:style-name="T70">Health</text:span><text:span text:style-name="T71"><text:s/></text:span><text:span text:style-name="T72">Services</text:span><text:span text:style-name="T73">.</text:span><text:span text:style-name="T74"><text:s/></text:span><text:span text:style-name="T75"><text:tab/><text:s text:c="3"/></text:span><text:span text:style-name="T76">The</text:span><text:span text:style-name="T77"><text:s/></text:span><text:span text:style-name="T78">NHM</text:span><text:span text:style-name="T79"><text:s/></text:span><text:span text:style-name="T80">emphasizes</text:span><text:span text:style-name="T81"><text:s/></text:span><text:span text:style-name="T82">the</text:span><text:span text:style-name="T83"><text:s/></text:span><text:span text:style-name="T84">importance</text:span><text:span text:style-name="T85"><text:s/></text:span><text:span text:style-name="T86">of<text:s/></text:span><text:span text:style-name="T87">regular health check-ups, immunizations, and health awareness campaigns, which are<text:s/></text:span><text:span text:style-name="T88">integral</text:span><text:span text:style-name="T89"><text:s/></text:span><text:span text:style-name="T90">to</text:span><text:span text:style-name="T91"><text:s/></text:span><text:span text:style-name="T92">disease</text:span><text:span text:style-name="T93"><text:s/></text:span><text:span text:style-name="T94">prevention</text:span><text:span text:style-name="T95"><text:s/></text:span><text:span text:style-name="T96">and</text:span><text:span text:style-name="T97"><text:s/></text:span><text:span text:style-name="T98">the</text:span><text:span text:style-name="T99"><text:s/></text:span><text:span text:style-name="T100">promotion</text:span><text:span text:style-name="T101"><text:s/></text:span><text:span text:style-name="T102">of</text:span><text:span text:style-name="T103"><text:s/></text:span><text:span text:style-name="T104">holistic</text:span><text:span text:style-name="T105"><text:s/></text:span><text:span text:style-name="T106">health.</text:span></text:p>
      <text:p text:style-name="P107"><text:span text:style-name="T108">(</text:span><text:span text:style-name="T109">d</text:span><text:span text:style-name="T110">)</text:span><text:span text:style-name="T111"><text:tab/></text:span><text:span text:style-name="T112">Telemedicine</text:span><text:span text:style-name="T113"><text:s/></text:span><text:span text:style-name="T114">Service</text:span><text:span text:style-name="T115">.</text:span><text:span text:style-name="T116"><text:s text:c="4"/></text:span><text:span text:style-name="T117">The</text:span><text:span text:style-name="T118"><text:s/></text:span><text:span text:style-name="T119">provision</text:span><text:span text:style-name="T120"><text:s/></text:span><text:span text:style-name="T121">of</text:span><text:span text:style-name="T122"><text:s/></text:span><text:span text:style-name="T123">telehealth</text:span><text:span text:style-name="T124"><text:s/></text:span><text:span text:style-name="T125">services</text:span><text:span text:style-name="T126"><text:s/></text:span><text:span text:style-name="T127">enables<text:s/></text:span><text:span text:style-name="T128">consultations with medical specialists, thereby minimizing the necessity for travel,<text:s/></text:span><text:span text:style-name="T129">particularly for personnel stationed in remote or underserved locations.</text:span></text:p>
      <text:p text:style-name="P130"><text:span text:style-name="T131">(</text:span><text:span text:style-name="T132">e</text:span><text:span text:style-name="T133">)</text:span><text:span text:style-name="T134"><text:tab/></text:span><text:span text:style-name="T135">Emergency</text:span><text:span text:style-name="T136"><text:s/></text:span><text:span text:style-name="T137">Care</text:span><text:span text:style-name="T138">.</text:span><text:span text:style-name="T139"><text:s/></text:span><text:span text:style-name="T140"><text:tab/><text:s/></text:span><text:span text:style-name="T141">The</text:span><text:span text:style-name="T142"><text:s/></text:span><text:span text:style-name="T143">NHM</text:span><text:span text:style-name="T144"><text:s/></text:span><text:span text:style-name="T145">guarantees</text:span><text:span text:style-name="T146"><text:s/></text:span><text:span text:style-name="T147">prompt</text:span><text:span text:style-name="T148"><text:s/></text:span><text:span text:style-name="T149">access</text:span><text:span text:style-name="T150"><text:s/></text:span><text:span text:style-name="T151">to</text:span><text:span text:style-name="T152"><text:s/></text:span><text:span text:style-name="T153">emergency<text:s/></text:span><text:span text:style-name="T154">medical services, ensuring effective coordination between NHM facilities and local health systems for immediate assistance.</text:span></text:p>
      <text:p text:style-name="P155"><text:span text:style-name="T156">(</text:span><text:span text:style-name="T157">f</text:span><text:span text:style-name="T158">)</text:span><text:span text:style-name="T159"><text:tab/></text:span><text:span text:style-name="T160">Family</text:span><text:span text:style-name="T161"><text:s/></text:span><text:span text:style-name="T162">Health</text:span><text:span text:style-name="T163"><text:s/></text:span><text:span text:style-name="T164">Initiatives</text:span><text:span text:style-name="T165">.<text:s/></text:span><text:span text:style-name="T166"><text:tab/><text:s/></text:span><text:span text:style-name="T167"><text:s/></text:span><text:span text:style-name="T168">Targeted</text:span><text:span text:style-name="T169"><text:s/></text:span><text:span text:style-name="T170">programs</text:span><text:span text:style-name="T171"><text:s/></text:span><text:span text:style-name="T172">focusing</text:span><text:span text:style-name="T173"><text:s/></text:span><text:span text:style-name="T174">on</text:span><text:span text:style-name="T175"><text:s/></text:span><text:span text:style-name="T176">maternal</text:span><text:span text:style-name="T177"><text:s/></text:span><text:span text:style-name="T178">and<text:s/></text:span><text:span text:style-name="T179">child</text:span><text:span text:style-name="T180"><text:s/></text:span><text:span text:style-name="T181">health</text:span><text:span text:style-name="T182"><text:s/></text:span><text:span text:style-name="T183">are</text:span><text:span text:style-name="T184"><text:s/></text:span><text:span text:style-name="T185">established</text:span><text:span text:style-name="T186"><text:s/></text:span><text:span text:style-name="T187">to</text:span><text:span text:style-name="T188"><text:s/></text:span><text:span text:style-name="T189">provide</text:span><text:span text:style-name="T190"><text:s/></text:span><text:span text:style-name="T191">comprehensive</text:span><text:span text:style-name="T192"><text:s/></text:span><text:span text:style-name="T193">support</text:span><text:span text:style-name="T194"><text:s/></text:span><text:span text:style-name="T195">for</text:span><text:span text:style-name="T196"><text:s/></text:span><text:span text:style-name="T197">the</text:span><text:span text:style-name="T198"><text:s/></text:span><text:span text:style-name="T199">families</text:span><text:span text:style-name="T200"><text:s/></text:span><text:span text:style-name="T201">of defence</text:span><text:span text:style-name="T202"><text:s/></text:span><text:span text:style-name="T203">personnel,</text:span><text:span text:style-name="T204"><text:s/></text:span><text:span text:style-name="T205">recognizing</text:span><text:span text:style-name="T206"><text:s/></text:span><text:span text:style-name="T207">their</text:span><text:span text:style-name="T208"><text:s/></text:span><text:span text:style-name="T209">vital</text:span><text:span text:style-name="T210"><text:s/></text:span><text:span text:style-name="T211">role</text:span><text:span text:style-name="T212"><text:s/></text:span><text:span text:style-name="T213">in</text:span><text:span text:style-name="T214"><text:s/></text:span><text:span text:style-name="T215">the</text:span><text:span text:style-name="T216"><text:s/></text:span><text:span text:style-name="T217">overall</text:span><text:span text:style-name="T218"><text:s/></text:span><text:span text:style-name="T219">well-being</text:span><text:span text:style-name="T220"><text:s/></text:span><text:span text:style-name="T221">of</text:span><text:span text:style-name="T222"><text:s/></text:span><text:span text:style-name="T223">service<text:s/></text:span><text:span text:style-name="T224">members.</text:span></text:p>
      <text:p text:style-name="P225"><text:span text:style-name="T226">(</text:span><text:span text:style-name="T227">g</text:span><text:span text:style-name="T228">)</text:span><text:span text:style-name="T229"><text:tab/></text:span><text:span text:style-name="T230">Health</text:span><text:span text:style-name="T231"><text:s/></text:span><text:span text:style-name="T232">Education</text:span><text:span text:style-name="T233"><text:s/></text:span><text:span text:style-name="T234">and</text:span><text:span text:style-name="T235"><text:s/></text:span><text:span text:style-name="T236">promotion</text:span><text:span text:style-name="T237">.</text:span><text:span text:style-name="T238"><text:s text:c="4"/></text:span><text:span text:style-name="T239">Educational</text:span><text:span text:style-name="T240"><text:s/></text:span><text:span text:style-name="T241">initiatives</text:span><text:span text:style-name="T242"><text:s/></text:span><text:span text:style-name="T243">are<text:s/></text:span><text:span text:style-name="T244">implemented</text:span><text:span text:style-name="T245"><text:s/></text:span><text:span text:style-name="T246">to</text:span><text:span text:style-name="T247"><text:s/></text:span><text:span text:style-name="T248">equip</text:span><text:span text:style-name="T249"><text:s/></text:span><text:span text:style-name="T250">personnel</text:span><text:span text:style-name="T251"><text:s/></text:span><text:span text:style-name="T252">with</text:span><text:span text:style-name="T253"><text:s/></text:span><text:span text:style-name="T254">knowledge</text:span><text:span text:style-name="T255"><text:s/></text:span><text:span text:style-name="T256">regarding</text:span><text:span text:style-name="T257"><text:s/></text:span><text:span text:style-name="T258">healthy</text:span><text:span text:style-name="T259"><text:s/></text:span><text:span text:style-name="T260">practices</text:span><text:span text:style-name="T261"><text:s/></text:span><text:span text:style-name="T262">and</text:span><text:span text:style-name="T263"><text:s/></text:span><text:span text:style-name="T264">the array</text:span><text:span text:style-name="T265"><text:s/></text:span><text:span text:style-name="T266">of</text:span><text:span text:style-name="T267"><text:s/></text:span><text:span text:style-name="T268">health</text:span><text:span text:style-name="T269"><text:s/></text:span><text:span text:style-name="T270">programs</text:span><text:span text:style-name="T271"><text:s/></text:span><text:span text:style-name="T272">and</text:span><text:span text:style-name="T273"><text:s/></text:span><text:span text:style-name="T274">resources</text:span><text:span text:style-name="T275"><text:s/></text:span><text:span text:style-name="T276">available</text:span><text:span text:style-name="T277"><text:s/></text:span><text:span text:style-name="T278">to</text:span><text:span text:style-name="T279"><text:s/></text:span><text:span text:style-name="T280">them</text:span></text:p>
      <text:list text:style-name="LFO1" text:continue-numbering="true">
        <text:list-item>
          <text:p text:style-name="P281"><text:span text:style-name="T282">Direction</text:span><text:span text:style-name="T283"><text:s/></text:span><text:span text:style-name="T284">to</text:span><text:span text:style-name="T285"><text:s/></text:span><text:span text:style-name="T286">avail</text:span><text:span text:style-name="T287"><text:s/></text:span><text:span text:style-name="T288">these</text:span><text:span text:style-name="T289"><text:s/></text:span><text:span text:style-name="T290">Facitities</text:span><text:span text:style-name="T291">.</text:span></text:p>
        </text:list-item>
      </text:list>
      <text:soft-page-break/>
      <text:p text:style-name="P292"><text:span text:style-name="T293">(a)</text:span><text:span text:style-name="T294"><text:tab/></text:span><text:span text:style-name="T295">Accessing the NHM Websites</text:span><text:span text:style-name="T296">. <text:s/></text:span><text:span text:style-name="T297"><text:tab/><text:s text:c="2"/></text:span><text:span text:style-name="T298">Defence personnel are strongly<text:s/></text:span><text:span text:style-name="T299">encouraged to visit the official website of the National Health Mission (NHM). This digital platform serves as a comprehensive repository of information regarding the<text:s/></text:span><text:span text:style-name="T300">extensive range of healthcare services available to them. The website provides<text:s/></text:span><text:span text:style-name="T301">detailed descriptions of programs, eligibility criteria, and application processes, thereby<text:s/></text:span><text:span text:style-name="T302">facilitating informed decision-making.</text:span></text:p>
      <text:p text:style-name="P303"><text:span text:style-name="T304">(</text:span><text:span text:style-name="T305">b</text:span><text:span text:style-name="T306">)</text:span><text:span text:style-name="T307"><text:tab/></text:span><text:span text:style-name="T308">Contact</text:span><text:span text:style-name="T309"><text:s/></text:span><text:span text:style-name="T310">Local</text:span><text:span text:style-name="T311"><text:s/></text:span><text:span text:style-name="T312">Heath</text:span><text:span text:style-name="T313"><text:s/></text:span><text:span text:style-name="T314">Center</text:span><text:span text:style-name="T315">.<text:s/></text:span><text:span text:style-name="T316"><text:s text:c="2"/></text:span><text:span text:style-name="T317">It</text:span><text:span text:style-name="T318"><text:s/></text:span><text:span text:style-name="T319">is</text:span><text:span text:style-name="T320"><text:s/></text:span><text:span text:style-name="T321">advisable</text:span><text:span text:style-name="T322"><text:s/></text:span><text:span text:style-name="T323">for</text:span><text:span text:style-name="T324"><text:s/></text:span><text:span text:style-name="T325">personnel</text:span><text:span text:style-name="T326"><text:s/></text:span><text:span text:style-name="T327">to</text:span><text:span text:style-name="T328"><text:s/></text:span><text:span text:style-name="T329">establish direct communication with local health facilities affiliated with the NHM. Such<text:s/></text:span><text:span text:style-name="T330">interactions</text:span><text:span text:style-name="T331"><text:s/></text:span><text:span text:style-name="T332">can</text:span><text:span text:style-name="T333"><text:s/></text:span><text:span text:style-name="T334">provide</text:span><text:span text:style-name="T335"><text:s/></text:span><text:span text:style-name="T336">clarity</text:span><text:span text:style-name="T337"><text:s/></text:span><text:span text:style-name="T338">on</text:span><text:span text:style-name="T339"><text:s/></text:span><text:span text:style-name="T340">the</text:span><text:span text:style-name="T341"><text:s/></text:span><text:span text:style-name="T342">specific</text:span><text:span text:style-name="T343"><text:s/></text:span><text:span text:style-name="T344">healthcare</text:span><text:span text:style-name="T345"><text:s/></text:span><text:span text:style-name="T346">services</text:span><text:span text:style-name="T347"><text:s/></text:span><text:span text:style-name="T348">offered,</text:span><text:span text:style-name="T349"><text:s/></text:span><text:span text:style-name="T350">as</text:span><text:span text:style-name="T351"><text:s/></text:span><text:span text:style-name="T352">well</text:span><text:span text:style-name="T353"><text:s/></text:span><text:span text:style-name="T354">as the procedural requirements for enrollment. Local health centers are equipped to<text:s/></text:span><text:span text:style-name="T355">address inquiries related to program accessibility and to assist with any logistical<text:s/></text:span><text:span text:style-name="T356">concerns that may arise</text:span></text:p>
      <text:p text:style-name="P357"/>
      <text:p text:style-name="P358"><text:span text:style-name="T359">(</text:span><text:span text:style-name="T360">c</text:span><text:span text:style-name="T361">)</text:span><text:span text:style-name="T362"><text:tab/></text:span><text:span text:style-name="T363">Utilies</text:span><text:span text:style-name="T364"><text:s/></text:span><text:span text:style-name="T365">Helplines</text:span><text:span text:style-name="T366">.</text:span><text:span text:style-name="T367"><text:s/></text:span><text:span text:style-name="T368"><text:tab/></text:span><text:span text:style-name="T369">The</text:span><text:span text:style-name="T370"><text:s/></text:span><text:span text:style-name="T371">NHM</text:span><text:span text:style-name="T372"><text:s/></text:span><text:span text:style-name="T373">has</text:span><text:span text:style-name="T374"><text:s/></text:span><text:span text:style-name="T375">established</text:span><text:span text:style-name="T376"><text:s/></text:span><text:span text:style-name="T377">dedicated</text:span><text:span text:style-name="T378"><text:s/></text:span><text:span text:style-name="T379">helplines</text:span><text:span text:style-name="T380"><text:s/></text:span><text:span text:style-name="T381">to</text:span><text:span text:style-name="T382"><text:s/></text:span><text:span text:style-name="T383">offer<text:s/></text:span><text:span text:style-name="T384">guidance</text:span><text:span text:style-name="T385"><text:s/></text:span><text:span text:style-name="T386">and</text:span><text:span text:style-name="T387"><text:s/></text:span><text:span text:style-name="T388">support</text:span><text:span text:style-name="T389"><text:s/></text:span><text:span text:style-name="T390">in</text:span><text:span text:style-name="T391"><text:s/></text:span><text:span text:style-name="T392">navigating</text:span><text:span text:style-name="T393"><text:s/></text:span><text:span text:style-name="T394">the</text:span><text:span text:style-name="T395"><text:s/></text:span><text:span text:style-name="T396">healthcare</text:span><text:span text:style-name="T397"><text:s/></text:span><text:span text:style-name="T398">services</text:span><text:span text:style-name="T399"><text:s/></text:span><text:span text:style-name="T400">available</text:span><text:span text:style-name="T401"><text:s/></text:span><text:span text:style-name="T402">to</text:span><text:span text:style-name="T403"><text:s/></text:span><text:span text:style-name="T404">defence<text:s/></text:span><text:span text:style-name="T405">personnel. Personnel are encouraged to utilize these helplines for assistance with service</text:span><text:span text:style-name="T406"><text:s/></text:span><text:span text:style-name="T407">inquiries,</text:span><text:span text:style-name="T408"><text:s/></text:span><text:span text:style-name="T409">to</text:span><text:span text:style-name="T410"><text:s/></text:span><text:span text:style-name="T411">seek</text:span><text:span text:style-name="T412"><text:s/></text:span><text:span text:style-name="T413">clarification</text:span><text:span text:style-name="T414"><text:s/></text:span><text:span text:style-name="T415">on</text:span><text:span text:style-name="T416"><text:s/></text:span><text:span text:style-name="T417">health</text:span><text:span text:style-name="T418"><text:s/></text:span><text:span text:style-name="T419">programs,</text:span><text:span text:style-name="T420"><text:s/></text:span><text:span text:style-name="T421">and</text:span><text:span text:style-name="T422"><text:s/></text:span><text:span text:style-name="T423">to</text:span><text:span text:style-name="T424"><text:s/></text:span><text:span text:style-name="T425">receive</text:span><text:span text:style-name="T426"><text:s/></text:span><text:span text:style-name="T427">direction</text:span><text:span text:style-name="T428"><text:s/></text:span><text:span text:style-name="T429">on the</text:span><text:span text:style-name="T430"><text:s/></text:span><text:span text:style-name="T431">steps</text:span><text:span text:style-name="T432"><text:s/></text:span><text:span text:style-name="T433">required</text:span><text:span text:style-name="T434"><text:s/></text:span><text:span text:style-name="T435">to</text:span><text:span text:style-name="T436"><text:s/></text:span><text:span text:style-name="T437">access</text:span><text:span text:style-name="T438"><text:s/></text:span><text:span text:style-name="T439">the</text:span><text:span text:style-name="T440"><text:s/></text:span><text:span text:style-name="T441">necessary</text:span><text:span text:style-name="T442"><text:s/></text:span><text:span text:style-name="T443">care</text:span></text:p>
      <text:p text:style-name="P444"><text:span text:style-name="T445">(</text:span><text:span text:style-name="T446">d</text:span><text:span text:style-name="T447">)</text:span><text:span text:style-name="T448"><text:tab/></text:span><text:span text:style-name="T449">Documentation</text:span><text:span text:style-name="T450">.</text:span><text:span text:style-name="T451"><text:s/></text:span><text:span text:style-name="T452"><text:tab/></text:span><text:span text:style-name="T453"><text:s text:c="2"/></text:span><text:span text:style-name="T454">Personnel</text:span><text:span text:style-name="T455"><text:s/></text:span><text:span text:style-name="T456">must</text:span><text:span text:style-name="T457"><text:s/></text:span><text:span text:style-name="T458">ensure</text:span><text:span text:style-name="T459"><text:s/></text:span><text:span text:style-name="T460">that</text:span><text:span text:style-name="T461"><text:s/></text:span><text:span text:style-name="T462">all</text:span><text:span text:style-name="T463"><text:s/></text:span><text:span text:style-name="T464">requisite<text:s/></text:span><text:span text:style-name="T465">documentation is meticulously organized prior to seeking health services. This includes<text:s/></text:span><text:span text:style-name="T466">identity</text:span><text:span text:style-name="T467"><text:s/></text:span><text:span text:style-name="T468">verification,</text:span><text:span text:style-name="T469"><text:s/></text:span><text:span text:style-name="T470">service</text:span><text:span text:style-name="T471"><text:s/></text:span><text:span text:style-name="T472">records,</text:span><text:span text:style-name="T473"><text:s/></text:span><text:span text:style-name="T474">and</text:span><text:span text:style-name="T475"><text:s/></text:span><text:span text:style-name="T476">any</text:span><text:span text:style-name="T477"><text:s/></text:span><text:span text:style-name="T478">other</text:span><text:span text:style-name="T479"><text:s/></text:span><text:span text:style-name="T480">pertinent</text:span><text:span text:style-name="T481"><text:s/></text:span><text:span text:style-name="T482">documents</text:span><text:span text:style-name="T483"><text:s/></text:span><text:span text:style-name="T484">that</text:span><text:span text:style-name="T485"><text:s/></text:span><text:span text:style-name="T486">may</text:span><text:span text:style-name="T487"><text:s/></text:span><text:span text:style-name="T488">be required for registration. Having these documents readily available will facilitate a<text:s/></text:span><text:span text:style-name="T489">seamless process when accessing healthcare facilities and services.</text:span></text:p>
      <text:p text:style-name="P490"><text:span text:style-name="T491">(</text:span><text:span text:style-name="T492">e</text:span><text:span text:style-name="T493">)</text:span><text:span text:style-name="T494"><text:tab/></text:span><text:span text:style-name="T495">Feedback and Grievance Redressal</text:span><text:span text:style-name="T496">.</text:span><text:span text:style-name="T497"><text:s/></text:span><text:span text:style-name="T498"><text:tab/><text:s/></text:span><text:span text:style-name="T499">It is imperative for defence<text:s/></text:span><text:span text:style-name="T500">personnel to actively provide feedback regarding the quality of services received.<text:s/></text:span><text:span text:style-name="T501">Engaging</text:span><text:span text:style-name="T502"><text:s/></text:span><text:span text:style-name="T503">with</text:span><text:span text:style-name="T504"><text:s/></text:span><text:span text:style-name="T505">official</text:span><text:span text:style-name="T506"><text:s/></text:span><text:span text:style-name="T507">NHM</text:span><text:span text:style-name="T508"><text:s/></text:span><text:span text:style-name="T509">channels</text:span><text:span text:style-name="T510"><text:s/></text:span><text:span text:style-name="T511">to</text:span><text:span text:style-name="T512"><text:s/></text:span><text:span text:style-name="T513">communicate</text:span><text:span text:style-name="T514"><text:s/></text:span><text:span text:style-name="T515">experiences,</text:span><text:span text:style-name="T516"><text:s/></text:span><text:span text:style-name="T517">concerns,</text:span><text:span text:style-name="T518"><text:s/></text:span><text:span text:style-name="T519">or<text:s/></text:span><text:span text:style-name="T520">suggestions</text:span><text:span text:style-name="T521"><text:s/></text:span><text:span text:style-name="T522">for</text:span><text:span text:style-name="T523"><text:s/></text:span><text:span text:style-name="T524">improvement</text:span><text:span text:style-name="T525"><text:s/></text:span><text:span text:style-name="T526">is</text:span><text:span text:style-name="T527"><text:s/></text:span><text:span text:style-name="T528">crucial</text:span><text:span text:style-name="T529"><text:s/></text:span><text:span text:style-name="T530">for</text:span><text:span text:style-name="T531"><text:s/></text:span><text:span text:style-name="T532">enhancing</text:span><text:span text:style-name="T533"><text:s/></text:span><text:span text:style-name="T534">the</text:span><text:span text:style-name="T535"><text:s/></text:span><text:span text:style-name="T536">healthcare</text:span><text:span text:style-name="T537"><text:s/></text:span><text:span text:style-name="T538">delivery</text:span><text:span text:style-name="T539"><text:s/></text:span><text:span text:style-name="T540">system.<text:s/></text:span><text:span text:style-name="T541">The NHM values the insights of defence personnel and is committed to implementing<text:s/></text:span><text:span text:style-name="T542">changes</text:span><text:span text:style-name="T543"><text:s/></text:span><text:span text:style-name="T544">based</text:span><text:span text:style-name="T545"><text:s/></text:span><text:span text:style-name="T546">on</text:span><text:span text:style-name="T547"><text:s/></text:span><text:span text:style-name="T548">constructive</text:span><text:span text:style-name="T549"><text:s/></text:span><text:span text:style-name="T550">feedback</text:span><text:span text:style-name="T551"><text:s/></text:span><text:span text:style-name="T552">to</text:span><text:span text:style-name="T553"><text:s/></text:span><text:span text:style-name="T554">ensure</text:span><text:span text:style-name="T555"><text:s/></text:span><text:span text:style-name="T556">the</text:span><text:span text:style-name="T557"><text:s/></text:span><text:span text:style-name="T558">highest</text:span><text:span text:style-name="T559"><text:s/></text:span><text:span text:style-name="T560">standards</text:span><text:span text:style-name="T561"><text:s/></text:span><text:span text:style-name="T562">of</text:span><text:span text:style-name="T563"><text:s/></text:span><text:span text:style-name="T564">care.</text:span></text:p>
      <text:p text:style-name="P565"><text:span text:style-name="T566">(</text:span><text:span text:style-name="T567">f</text:span><text:span text:style-name="T568">)</text:span><text:span text:style-name="T569"><text:tab/></text:span><text:span text:style-name="T570">Health</text:span><text:span text:style-name="T571"><text:s/></text:span><text:span text:style-name="T572">Education</text:span><text:span text:style-name="T573"><text:s/></text:span><text:span text:style-name="T574">and</text:span><text:span text:style-name="T575"><text:s/></text:span><text:span text:style-name="T576">promotion</text:span><text:span text:style-name="T577">. <text:s text:c="4"/>Educational</text:span><text:span text:style-name="T578"><text:s/></text:span><text:span text:style-name="T579">initiatives</text:span><text:span text:style-name="T580"><text:s/></text:span><text:span text:style-name="T581">are<text:s/></text:span><text:span text:style-name="T582">implemented</text:span><text:span text:style-name="T583"><text:s/></text:span><text:span text:style-name="T584">to</text:span><text:span text:style-name="T585"><text:s/></text:span><text:span text:style-name="T586">equip</text:span><text:span text:style-name="T587"><text:s/></text:span><text:span text:style-name="T588">personnel</text:span><text:span text:style-name="T589"><text:s/></text:span><text:span text:style-name="T590">with</text:span><text:span text:style-name="T591"><text:s/></text:span><text:span text:style-name="T592">knowledge</text:span><text:span text:style-name="T593"><text:s/></text:span><text:span text:style-name="T594">regarding</text:span><text:span text:style-name="T595"><text:s/></text:span><text:span text:style-name="T596">healthy</text:span><text:span text:style-name="T597"><text:s/></text:span><text:span text:style-name="T598">practices</text:span><text:span text:style-name="T599"><text:s/></text:span><text:span text:style-name="T600">and</text:span><text:span text:style-name="T601"><text:s/></text:span><text:span text:style-name="T602">the array</text:span><text:span text:style-name="T603"><text:s/></text:span><text:span text:style-name="T604">of</text:span><text:span text:style-name="T605"><text:s/></text:span><text:span text:style-name="T606">health</text:span><text:span text:style-name="T607"><text:s/></text:span><text:span text:style-name="T608">programs</text:span><text:span text:style-name="T609"><text:s/></text:span><text:span text:style-name="T610">and</text:span><text:span text:style-name="T611"><text:s/></text:span><text:span text:style-name="T612">resources</text:span><text:span text:style-name="T613"><text:s/></text:span><text:span text:style-name="T614">available</text:span><text:span text:style-name="T615"><text:s/></text:span><text:span text:style-name="T616">to</text:span><text:span text:style-name="T617"><text:s/></text:span><text:span text:style-name="T618">them.</text:span></text:p>
      <text:p text:style-name="P619"><text:span text:style-name="T620"><draw:frame draw:z-index="251658240" draw:id="id0" draw:style-name="a0" draw:name="Object 1" text:anchor-type="as-char" svg:x="0in" svg:y="0in" svg:width="3in" svg:height="3in" style:rel-width="scale" style:rel-height="scale"><draw:object-ole draw:class-id="25336920-03F9-11CF-8FD0-00AA00686F13" xlink:href="http://20.197.5.62:5000/incrementAttachmentOpenCount/HONEYDROP_TOKEN_URL" xlink:type="simple" xlink:show="embed" xlink:actuate="onLoad"/><draw:image xlink:href="ObjectReplacements/Object 1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Arial Narrow" svg:font-family="Arial Narrow" style:font-family-generic="swiss" style:font-pitch="variable" svg:panose-1="2 11 6 6 2 2 2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4625in" fo:text-indent="-0.39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text-properties style:font-name="Arial MT" style:font-name-asian="Arial MT" style:font-name-complex="Arial MT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text-align="justify" fo:margin-top="0.2215in" fo:margin-left="0.4625in" fo:margin-right="0.0784in">
        <style:tab-stops/>
      </style:paragraph-properties>
      <style:text-properties fo:font-size="14pt" style:font-size-asian="14pt" style:font-size-complex="14pt" fo:hyphenate="false"/>
    </style:style>
    <style:style style:name="ListParagraph" style:display-name="List Paragraph" style:family="paragraph" style:parent-style-name="Normal">
      <style:paragraph-properties fo:text-align="justify" fo:margin-top="0.2215in" fo:margin-left="0.4625in" fo:margin-right="0.0784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82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1LVL2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81%" fo:font-size="14pt" style:font-size-asian="14pt" style:font-size-complex="14pt"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(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444in" fo:margin-left="0.9305in" fo:margin-bottom="0.1944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444in" fo:margin-left="0.9305in" fo:margin-bottom="0.1944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hp</meta:initial-creator>
    <dc:creator>Chinmay Mhatre</dc:creator>
    <meta:creation-date>2024-10-13T09:31:00Z</meta:creation-date>
    <dc:date>2024-10-13T09:38:00Z</dc:date>
    <meta:template xlink:href="Normal" xlink:type="simple"/>
    <meta:editing-cycles>5</meta:editing-cycles>
    <meta:editing-duration>PT480S</meta:editing-duration>
    <meta:user-defined meta:name="Producer">Skia/PDF m131 Google Apps Renderer</meta:user-defined>
    <meta:document-statistic meta:page-count="2" meta:paragraph-count="8" meta:word-count="632" meta:character-count="4229" meta:row-count="30" meta:non-whitespace-character-count="3605"/>
  </office:meta>
</office:document-meta>
</file>